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EF0000024639A8135A45E79CC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979cm" svg:x="1.083cm" svg:y="9.647cm">
          <draw:image xlink:href="Pictures/10000000000003EF0000024639A8135A45E79C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39:26.653793897</meta:creation-date>
    <dc:date>2018-04-26T16:39:47.410473904</dc:date>
    <meta:editing-duration>PT2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